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10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1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1021db" officeooo:paragraph-rsid="001021db"/>
    </style:style>
    <style:style style:name="P14" style:family="paragraph" style:parent-style-name="normal">
      <style:paragraph-properties fo:margin-left="0cm" fo:margin-right="0cm" fo:text-indent="1.27cm" style:auto-text-indent="false" fo:break-before="auto" fo:break-after="auto"/>
    </style:style>
    <style:style style:name="P15" style:family="paragraph" style:parent-style-name="normal">
      <style:paragraph-properties fo:margin-left="0cm" fo:margin-right="0cm" fo:text-indent="1.27cm" style:auto-text-indent="false"/>
      <style:text-properties officeooo:rsid="001021db" officeooo:paragraph-rsid="001021db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underline-style="none"/>
    </style:style>
    <style:style style:name="T9" style:family="text">
      <style:text-properties officeooo:rsid="001021db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ENTORNOS DE DESARROLLO - 1º DAM</text:span></text:p>
      <text:p text:style-name="P1"><text:bookmark text:name="_99912dxth5nq"/><text:span text:style-name="T2">UD 1. ELEMENTOS DEL DESARROLLO DE SOFTWARE</text:span></text:p>
      <text:p text:style-name="Heading_20_2"><text:bookmark text:name="_p8iebq5cuhpq"/></text:p>
      <text:p text:style-name="Heading_20_2"><text:bookmark text:name="_v6s3eategcm4"/>E02 - BOLETÍN DE EJERCICIOS</text:p>
      <text:p text:style-name="normal"><text:span text:style-name="T3">Apartados 2, 3.1, 3.2 y 3.3 <text:s/>de los apuntes.</text:span></text:p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6">Resultado de Aprendizaje 1</text:span>: Reconoce los elementos y herramientas que intervienen en el desarrollo de un programa informático, analizando sus características y las fases en las que actúan hasta llegar a su puesta en funcionamiento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Criterio de evaluación</text:p>
          </table:table-cell>
          <table:table-cell table:style-name="Tabla1.A1" office:value-type="string">
            <text:p text:style-name="P5">Ejercicio/s</text:p>
          </table:table-cell>
        </table:table-row>
        <table:table-row table:style-name="Tabla1.1">
          <table:table-cell table:style-name="Tabla1.A1" office:value-type="string">
            <text:p text:style-name="P6">RA01.b Se han clasificado los lenguajes de programación, identificando las principales características de Java.</text:p>
          </table:table-cell>
          <table:table-cell table:style-name="Tabla1.A1" office:value-type="string">
            <text:p text:style-name="P6">TODOS</text:p>
          </table:table-cell>
        </table:table-row>
      </table:table>
      <text:p text:style-name="P7"/>
      <text:p text:style-name="P7">Responde a las siguientes preguntas sobre los apartados 2, 3.1, 3.2 y 3.3 de los apuntes:</text:p>
      <text:p text:style-name="P7"/>
      <text:list xml:id="list913637989" text:style-name="WWNum1">
        <text:list-item>
          <text:p text:style-name="P9">a. Poner en marcha un programa es sinónimo de… <text:s/><text:span text:style-name="T9">Ejecutarlo</text:span><text:span text:style-name="T8"><text:tab/></text:span></text:p>
        </text:list-item>
      </text:list>
      <text:p text:style-name="P14">b.¿Qué formas conoces de poner en marcha un programa?</text:p>
      <text:p text:style-name="P15">Abriendo un acceso directo o abriendo directamente el programa, también e puede ejecutarlo desde <text:tab/>un terminal.</text:p>
      <text:list xml:id="list215226784444791" text:continue-numbering="true" text:style-name="WWNum1">
        <text:list-item>
          <text:p text:style-name="P11">¿Cuáles son los pasos a seguir en la realización de un programa?</text:p>
        </text:list-item>
      </text:list>
      <text:p text:style-name="P12"/>
      <text:p text:style-name="P12">Editar el programa. (Escribir el código).</text:p>
      <text:p text:style-name="P12">Compilarlo.</text:p>
      <text:p text:style-name="P12">Ejecutarlo.</text:p>
      <text:p text:style-name="P12">Depurarlo</text:p>
      <text:p text:style-name="P12"/>
      <text:list xml:id="list215226897705611" text:continue-numbering="true" text:style-name="WWNum1">
        <text:list-item>
          <text:p text:style-name="P10">¿Qué diferencia hay entre un programa informático y una aplicación informática?</text:p>
        </text:list-item>
      </text:list>
      <text:p text:style-name="P12"><text:span text:style-name="T8"/></text:p>
      <text:p text:style-name="P13"><text:span text:style-name="T8">En que una aplicación informática puede tener varios programas informáticos.</text:span></text:p>
      <text:p text:style-name="P12"><text:span text:style-name="T8"/></text:p>
      <text:list xml:id="list215227338285579" text:continue-numbering="true" text:style-name="WWNum1">
        <text:list-item>
          <text:p text:style-name="P10">¿Qué elementos conforman un lenguaje de programación?</text:p>
        </text:list-item>
      </text:list>
      <text:p text:style-name="P12"><text:span text:style-name="T8"/></text:p>
      <text:p text:style-name="P12"><text:span text:style-name="T8">Un lenguaje de programación, está formado por un conjunto de símbolos y reglas sintácticas.</text:span></text:p>
      <text:p text:style-name="P12"><text:span text:style-name="T8"/></text:p>
      <text:list xml:id="list215228058418360" text:continue-numbering="true" text:style-name="WWNum1">
        <text:list-item>
          <text:p text:style-name="P10">¿En qué lenguaje suelen estar escritas las instrucciones que necesita el procesador de un ordenador?</text:p>
        </text:list-item>
      </text:list>
      <text:p text:style-name="P12"><text:span text:style-name="T8"/></text:p>
      <text:p text:style-name="P13"><text:span text:style-name="T8">Lenguaje assembler.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list xml:id="list215227613870700" text:continue-numbering="true" text:style-name="WWNum1">
        <text:list-item>
          <text:p text:style-name="P10"><text:soft-page-break/>Programación es el proceso por el cual… <text:span text:style-name="T8">se escribe, se prueba, se depura, se compila y se mantiene el código fuente de un programa informático se le llama programación.</text:span></text:p>
        </text:list-item>
      </text:list>
      <text:p text:style-name="P12"><text:span text:style-name="T8"/></text:p>
      <text:list xml:id="list215227359976476" text:continue-numbering="true" text:style-name="WWNum1">
        <text:list-item>
          <text:p text:style-name="P9">¿Qué diferencias hay entre la sintaxis y la semántica de un lenguaje de programación?</text:p>
        </text:list-item>
      </text:list>
      <text:p text:style-name="P7"><text:tab/><text:span text:style-name="T9">Que la sintaxis describe las combinaciones posibles de los símbolos que </text:span>forman un programa <text:tab/>sintácticamente correcto. <text:span text:style-name="T9">Y el significado que se le da se conoce como la semántica.</text:span></text:p>
      <text:p text:style-name="P8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5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3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1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1:52:25.895000000</dc:date>
    <meta:editing-duration>PT6M12S</meta:editing-duration>
    <meta:editing-cycles>1</meta:editing-cycles>
    <meta:document-statistic meta:table-count="1" meta:image-count="3" meta:object-count="0" meta:page-count="2" meta:paragraph-count="28" meta:word-count="290" meta:character-count="1834" meta:non-whitespace-character-count="1571"/>
    <meta:generator>LibreOffice/7.1.2.2$Windows_X86_64 LibreOffice_project/8a45595d069ef5570103caea1b71cc9d82b2aae4</meta:generator>
  </office:meta>
</office:document-meta>
</file>